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n>4.2.</mn>
            <mi mathvariant="italic">Schema</mi>
            <mi mathvariant="italic">abwickeln</mi>
          </mrow>
        </mtd>
      </mtr>
      <mtr>
        <mtd/>
      </mtr>
      <mtr>
        <mtd>
          <mrow>
            <mi mathvariant="italic">Aufgabe</mi>
            <mrow>
              <mo stretchy="false">(</mo>
              <mrow>
                <mn>1</mn>
              </mrow>
              <mo stretchy="false">)</mo>
            </mrow>
          </mrow>
        </mtd>
      </mtr>
      <mtr>
        <mtd/>
      </mtr>
      <mtr>
        <mtd>
          <mrow>
            <mi mathvariant="italic">Sei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</mrow>
        </mtd>
      </mtr>
      <mtr>
        <mtd>
          <mrow>
            <mi mathvariant="italic">mit</mi>
            <mrow>
              <mi>n</mi>
              <mo stretchy="false">=</mo>
              <msup>
                <mi>d</mi>
                <mrow>
                  <mi>k</mi>
                </mrow>
              </msup>
            </mrow>
          </mrow>
        </mtd>
      </mtr>
      <mtr>
        <mtd/>
      </mtr>
      <mtr>
        <mtd>
          <mrow>
            <mi mathvariant="italic">Einsetzten</mi>
            <mi mathvariant="italic">von</mi>
            <mrow>
              <mi>n</mi>
              <mo stretchy="false">=</mo>
              <msup>
                <mi>d</mi>
                <mrow>
                  <mn>0</mn>
                </mrow>
              </msup>
            </mrow>
            <mi>,</mi>
            <msup>
              <mi>d</mi>
              <mrow>
                <mn>1</mn>
              </mrow>
            </msup>
            <mi>,</mi>
            <msup>
              <mi>d</mi>
              <mrow>
                <mn>1</mn>
              </mrow>
            </msup>
            <mi>,</mi>
            <mn>...</mn>
          </mrow>
        </mtd>
      </mtr>
      <mtr>
        <mtd/>
      </mtr>
      <mtr>
        <mtd>
          <mrow>
            <mi>f</mi>
            <mrow>
              <mrow>
                <mo stretchy="false">(</mo>
                <mrow>
                  <msup>
                    <mi>d</mi>
                    <mn>0</mn>
                  </msup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</mrow>
        </mtd>
      </mtr>
      <mtr>
        <mtd/>
      </mtr>
      <mtr>
        <mtd>
          <mrow>
            <mi>f</mi>
            <mrow>
              <mrow>
                <mo stretchy="false">(</mo>
                <mrow>
                  <msup>
                    <mi>d</mi>
                    <mn>1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d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d</mi>
            </mrow>
          </mrow>
        </mtd>
      </mtr>
      <mtr>
        <mtd>
          <mrow>
            <mrow>
              <mi/>
              <mo stretchy="false">=</mo>
              <mrow>
                <mi mathvariant="italic">ac</mi>
                <mo stretchy="false">+</mo>
                <mi mathvariant="italic">ad</mi>
              </mrow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i>c</mi>
                  <mo stretchy="false">+</mo>
                  <mi>d</mi>
                </mrow>
              </mrow>
              <mo stretchy="false">)</mo>
            </mrow>
          </mrow>
        </mtd>
      </mtr>
      <mtr>
        <mtd/>
      </mtr>
      <mtr>
        <mtd>
          <mrow>
            <mi>f</mi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2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d</mi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row>
                <mo stretchy="false">(</mo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  <mo stretchy="false">+</mo>
                  <msup>
                    <mi>d</mi>
                    <mn>2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3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3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2</mn>
              </msup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row>
                      <mrow>
                        <msup>
                          <mi>c</mi>
                          <mn>3</mn>
                        </msup>
                        <mo stretchy="false">+</mo>
                        <msup>
                          <mi mathvariant="italic">cd</mi>
                          <mn>2</mn>
                        </msup>
                      </mrow>
                      <mo stretchy="false">+</mo>
                      <mi>c</mi>
                    </mrow>
                    <mo stretchy="false">+</mo>
                    <msup>
                      <mi>d</mi>
                      <mn>2</mn>
                    </msup>
                  </mrow>
                  <mo stretchy="false">+</mo>
                  <msup>
                    <mi>d</mi>
                    <mn>3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3</mn>
            </msup>
          </mrow>
        </mtd>
      </mtr>
      <mtr>
        <mtd/>
      </mtr>
      <mtr>
        <mtd>
          <mrow>
            <mi mathvariant="italic">Wir</mi>
            <mi mathvariant="italic">vermuten</mi>
            <mi mathvariant="normal">:</mi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i>k</mi>
            </msup>
          </mrow>
        </mtd>
      </mtr>
      <mtr>
        <mtd>
          <mrow>
            <mrow>
              <mi/>
              <mo stretchy="false">=</mo>
              <mi>f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row>
                  <mi>k</mi>
                  <mo stretchy="false">=</mo>
                  <msub>
                    <mi>log</mi>
                    <mi>d</mi>
                  </msub>
                </mrow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  <mtr>
        <mtd/>
      </mtr>
      <mtr>
        <mtd>
          <mrow>
            <mi mathvariant="italic">Aufgabe</mi>
            <mrow>
              <mo stretchy="false">(</mo>
              <mrow>
                <mn>2</mn>
              </mrow>
              <mo stretchy="false">)</mo>
            </mrow>
          </mrow>
        </mtd>
      </mtr>
      <mtr>
        <mtd/>
      </mtr>
      <mtr>
        <mtd>
          <mrow>
            <mi mathvariant="italic">Mit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 mathvariant="italic">cb</mi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</mrow>
        </mtd>
      </mtr>
      <mtr>
        <mtd>
          <mrow>
            <mi mathvariant="italic">sowie</mi>
            <mi>g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i mathvariant="italic">Zeige</mi>
            <mi>,</mi>
            <mi mathvariant="italic">dass</mi>
            <mi mathvariant="italic">für</mi>
            <mi mathvariant="italic">alle</mi>
            <mrow>
              <mi>n</mi>
              <mo stretchy="false">≥</mo>
              <mn>1</mn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i>n</mi>
                <mi>,</mi>
                <mrow>
                  <mi>k</mi>
                  <mo stretchy="false">∈</mo>
                  <mi>N</mi>
                </mrow>
              </mrow>
              <mo stretchy="false">)</mo>
            </mrow>
            <mi mathvariant="italic">gil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n>.</mn>
          </mrow>
        </mtd>
      </mtr>
      <mtr>
        <mtd/>
      </mtr>
      <mtr>
        <mtd>
          <mrow>
            <mi mathvariant="italic">Induktionsanfang</mi>
            <mi mathvariant="normal">:</mi>
            <mi>f</mi>
            <mrow>
              <mrow>
                <mrow>
                  <mo stretchy="false">(</mo>
                  <mrow>
                    <mn>1</mn>
                  </mrow>
                  <mo stretchy="false">)</mo>
                </mrow>
                <mo stretchy="false">=</mo>
                <mi>a</mi>
              </mrow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0</mn>
              </msup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n>1</mn>
                    </mrow>
                    <mo stretchy="false">)</mo>
                  </mrow>
                </mrow>
              </msup>
              <mo stretchy="false">=</mo>
              <mi>g</mi>
            </mrow>
            <mrow>
              <mo stretchy="false">(</mo>
              <mrow>
                <mn>1</mn>
              </mrow>
              <mo stretchy="false">)</mo>
            </mrow>
          </mrow>
        </mtd>
      </mtr>
      <mtr>
        <mtd/>
      </mtr>
      <mtr>
        <mtd>
          <mrow>
            <mi mathvariant="italic">Iduktionsbehauptung</mi>
            <mi mathvariant="normal">:</mi>
            <mi mathvariant="italic">Angenommen</mi>
            <mi>,</mi>
            <mi mathvariant="italic">für</mi>
            <mi mathvariant="italic">ein</mi>
            <mi mathvariant="italic">neutrales</mi>
            <mi>k</mi>
            <mi mathvariant="italic">gil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</mrow>
        </mtd>
      </mtr>
      <mtr>
        <mtd/>
      </mtr>
      <mtr>
        <mtd>
          <mrow>
            <mi mathvariant="italic">Induktionsschritt</mi>
            <mi mathvariant="normal">:</mi>
            <mi mathvariant="italic">Zeige</mi>
            <mi>f</mi>
            <mrow>
              <mrow>
                <mo stretchy="false">(</mo>
                <mrow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  <mo stretchy="false">)</mo>
              </mrow>
              <mo stretchy="false">=</mo>
              <mi>g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  <mi mathvariant="italic">mit</mi>
            <mi>n</mi>
            <mrow>
              <mi>'</mi>
              <mo stretchy="false">=</mo>
              <msup>
                <mi>d</mi>
                <mrow>
                  <mrow>
                    <mi>k</mi>
                    <mo stretchy="false">+</mo>
                    <mn>1</mn>
                  </mrow>
                </mrow>
              </msup>
            </mrow>
            <mn>.</mn>
          </mrow>
        </mtd>
      </mtr>
      <mtr>
        <mtd>
          <mrow>
            <mi>f</mi>
            <mrow>
              <mrow>
                <mo stretchy="false">(</mo>
                <mrow>
                  <mi>n</mi>
                  <mi>'</mi>
                </mrow>
                <mo stretchy="false">)</mo>
              </mrow>
              <mo stretchy="false">=</mo>
              <mi>f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sup>
                        <mi>d</mi>
                        <mi>k</mi>
                      </msup>
                    </mrow>
                    <mo stretchy="false">)</mo>
                  </mrow>
                </mrow>
              </msup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i>c</mi>
                <mrow>
                  <msup>
                    <mrow>
                      <mo stretchy="false">(</mo>
                      <mrow>
                        <mrow>
                          <mi>c</mi>
                          <mo stretchy="false">+</mo>
                          <mi>d</mi>
                        </mrow>
                      </mrow>
                      <mo stretchy="false">)</mo>
                    </mrow>
                    <mi>k</mi>
                  </msup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sup>
                    <mi>c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  <mo stretchy="false">+</mo>
                  <msup>
                    <mi>c</mi>
                    <mrow>
                      <mi>k</mi>
                    </mrow>
                  </msup>
                </mrow>
                <mrow>
                  <mrow>
                    <mi>d</mi>
                    <mo stretchy="false">+</mo>
                    <mn>...</mn>
                  </mrow>
                  <mo stretchy="false">+</mo>
                  <msup>
                    <mi>c</mi>
                    <mrow>
                      <mn>2</mn>
                    </mrow>
                  </msup>
                </mrow>
                <mrow>
                  <mrow>
                    <msup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+</mo>
                    <msup>
                      <mi mathvariant="italic">cd</mi>
                      <mi>k</mi>
                    </msup>
                  </mrow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  <mi>'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g</mi>
            </mrow>
            <mrow>
              <mo stretchy="false">(</mo>
              <mrow>
                <mi>n</mi>
                <mi>'</mi>
              </mrow>
              <mo stretchy="false">)</mo>
            </mrow>
          </mrow>
        </mtd>
      </mtr>
      <mtr>
        <mtd/>
      </mtr>
      <mtr>
        <mtd>
          <mrow>
            <mi mathvariant="italic">Damit</mi>
            <mi mathvariant="italic">is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 mathvariant="italic">bewiesen.</mi>
          </mrow>
        </mtd>
      </mtr>
    </mtable>
    <annotation encoding="StarMath 5.0">4.2. Schema abwickeln

newLine newLine
Aufgabe (1)
newLine newLine

Sei f(1)=a und newLine
f(n)=c*f(n/d)+an newLine
mit n=d^{k} newLine
 newLine
Einsetzten von n=d^{0},d^{1},d^{1},... newLine newLine

f(d^0)=f(1)=a newLine newLine

f(d^1)=c*f(d/d)+ad newLine
`=ac+ad newLine
`=a(c+d) newLine
newLine

f(d^2)=c*f(d^2/d)+ad^2 newLine
`=c*f(d)+ad^2 newLine
`=ca(c+d)+ad^2 newLine
`=a(c^2+cd)+ad^2 newLine
`=a(c^2+cd+d^2) newLine
`=a(c+d)^2 newLine

f(d^3)=c*f(d^3/d)+ad^3 newLine
`=c*f(d^2)+ad^3 newLine
`=ca(c+d)^2+ad^3 newLine
`=a(c^3+cd^2+c+d^2+d^3) newLine
`=a(c+d)^3 newLine
newLine

Wir vermuten: newLine
f(d^k)=a(c+d)^k newLine
`=f(n)=a(c+d)^{log_d(n)} newLine
mit n=d^k (k=log_d(n))

newLine newLine
Aufgabe (2)
newLine newLine

Mit f(1) = a und newLine
f(n) = cb(n/d)+an newLine
sowie g(n) = a(c+d)^{log_d(n)} newLine
Zeige, dass für alle n &gt;= 1 mit n = d^k (n, k in N) gilt f(n)=g(n). newLine newLine
Induktionsanfang: f(1) = a = a(c+d)^0=a(c+d)^{log_d(1)} = g(1) newLine newLine
Iduktionsbehauptung: Angenommen, für ein neutrales k gilt f(n) = g(n) mit n = d^k newLine newLine
Induktionsschritt: Zeige f(d^{k+1})=g(d^{k+1}) mit n'=d^{k+1}.newLine
f(n')=f(d^{k+1}) newLine
`=c*f(d^{k+1}/d)+ad^{k+1} newLine
`=c*f(d^k)+ad^{k+1} newLine
`=c*f(n)+ad^{k+1} newLine
`=c*g(n)+ad^{k+1} newLine
`=c*g(d^k)+ad^{k+1} newLine
`=ca(c+d)^{log_d(d^k)}+ad^{k+1} newLine
`=a(c(c+d)^k+d^{k+1}) newLine
`=a(c^{k+1} + c^{k}d + ... + c^{2}d^{k-1} + cd^k + d^{k+1}) newLine
`=a(c+d)^{k+1} newLine
`=a(c+d)^{log_d(d^{k+1})} newLine
`=a(c+d)^{log_d(n')} newLine
`=g(n') newLine
newLine
Damit ist f(n) = g(n) bewiesen.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18:32:39</meta:creation-date>
    <meta:generator>OpenOffice/4.0.1$Win32 OpenOffice.org_project/401m5$Build-9714</meta:generator>
  </office:meta>
</office:document-meta>
</file>